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QueryHandler.setOnWorkspaceInconsistenc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updateNodes( NodeIdIterator remove , NodeStateIterator ad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QueryHandler.setQueryClass( String quer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get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getQuer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getOnWorkspaceInconsis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setIdleTime( String idl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getOnWorkspaceInconsistenc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Handler.init( QueryHandl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